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<text:s text:c="24"/></text:p>
          </table:table-cell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. Error</text:p>
          </table:table-cell>
          <table:table-cell table:style-name="Default" office:value-type="string" calcext:value-type="string">
            <text:p>z value</text:p>
          </table:table-cell>
          <table:table-cell table:style-name="Default" office:value-type="string" calcext:value-type="string">
            <text:p>Pr(&gt;|z|) <text:s text:c="3"/></text:p>
          </table:table-cell>
        </table:table-row>
        <table:table-row table:style-name="ro1">
          <table:table-cell office:value-type="string" calcext:value-type="string">
            <text:p>(Intercept) <text:s text:c="12"/></text:p>
          </table:table-cell>
          <table:table-cell office:value-type="float" office:value="-3.3593" calcext:value-type="float">
            <text:p>-3.3593</text:p>
          </table:table-cell>
          <table:table-cell office:value-type="float" office:value="3.0746" calcext:value-type="float">
            <text:p>3.0746</text:p>
          </table:table-cell>
          <table:table-cell office:value-type="float" office:value="1.093" calcext:value-type="float">
            <text:p>1.093</text:p>
          </table:table-cell>
          <table:table-cell office:value-type="float" office:value="0.27456" calcext:value-type="float">
            <text:p>0.27456</text:p>
          </table:table-cell>
        </table:table-row>
        <table:table-row table:style-name="ro2">
          <table:table-cell office:value-type="string" calcext:value-type="string">
            <text:p>CpDupTRUE <text:s text:c="14"/></text:p>
          </table:table-cell>
          <table:table-cell office:value-type="float" office:value="1.1878" calcext:value-type="float">
            <text:p>1.1878</text:p>
          </table:table-cell>
          <table:table-cell office:value-type="float" office:value="0.2639" calcext:value-type="float">
            <text:p>0.2639</text:p>
          </table:table-cell>
          <table:table-cell office:value-type="float" office:value="4.501" calcext:value-type="float">
            <text:p>4.501</text:p>
          </table:table-cell>
          <table:table-cell office:value-type="string" calcext:value-type="string">
            <text:p><text:s/>6.8e-06 ***</text:p>
          </table:table-cell>
        </table:table-row>
        <table:table-row table:style-name="ro2">
          <table:table-cell office:value-type="string" calcext:value-type="string">
            <text:p>FamilyGr <text:s text:c="15"/></text:p>
          </table:table-cell>
          <table:table-cell office:value-type="float" office:value="21.9255" calcext:value-type="float">
            <text:p>21.9255</text:p>
          </table:table-cell>
          <table:table-cell office:value-type="float" office:value="11.9616" calcext:value-type="float">
            <text:p>11.9616</text:p>
          </table:table-cell>
          <table:table-cell office:value-type="float" office:value="1.833" calcext:value-type="float">
            <text:p>1.833</text:p>
          </table:table-cell>
          <table:table-cell office:value-type="string" calcext:value-type="string">
            <text:p><text:s/>0.06680 . <text:s/></text:p>
          </table:table-cell>
        </table:table-row>
        <table:table-row table:style-name="ro2">
          <table:table-cell office:value-type="string" calcext:value-type="string">
            <text:p>FamilyOr <text:s text:c="15"/></text:p>
          </table:table-cell>
          <table:table-cell office:value-type="float" office:value="-3.5651" calcext:value-type="float">
            <text:p>-3.5651</text:p>
          </table:table-cell>
          <table:table-cell office:value-type="float" office:value="7.1675" calcext:value-type="float">
            <text:p>7.1675</text:p>
          </table:table-cell>
          <table:table-cell office:value-type="float" office:value="0.497" calcext:value-type="float">
            <text:p>0.497</text:p>
          </table:table-cell>
          <table:table-cell office:value-type="float" office:value="0.61891" calcext:value-type="float">
            <text:p>0.61891</text:p>
          </table:table-cell>
        </table:table-row>
        <table:table-row table:style-name="ro1">
          <table:table-cell office:value-type="string" calcext:value-type="string">
            <text:p>FamilyP450 <text:s text:c="13"/></text:p>
          </table:table-cell>
          <table:table-cell office:value-type="float" office:value="25.7726" calcext:value-type="float">
            <text:p>25.7726</text:p>
          </table:table-cell>
          <table:table-cell office:value-type="float" office:value="12.3829" calcext:value-type="float">
            <text:p>12.3829</text:p>
          </table:table-cell>
          <table:table-cell office:value-type="float" office:value="2.081" calcext:value-type="float">
            <text:p>2.081</text:p>
          </table:table-cell>
          <table:table-cell office:value-type="string" calcext:value-type="string">
            <text:p><text:s/>0.03741 * <text:s/></text:p>
          </table:table-cell>
        </table:table-row>
        <table:table-row table:style-name="ro2">
          <table:table-cell office:value-type="string" calcext:value-type="string">
            <text:p>LnExonLength <text:s text:c="11"/></text:p>
          </table:table-cell>
          <table:table-cell office:value-type="float" office:value="0.4055" calcext:value-type="float">
            <text:p>0.4055</text:p>
          </table:table-cell>
          <table:table-cell office:value-type="float" office:value="0.427" calcext:value-type="float">
            <text:p>0.427</text:p>
          </table:table-cell>
          <table:table-cell office:value-type="float" office:value="0.95" calcext:value-type="float">
            <text:p>0.95</text:p>
          </table:table-cell>
          <table:table-cell office:value-type="float" office:value="0.3423" calcext:value-type="float">
            <text:p>0.3423</text:p>
          </table:table-cell>
        </table:table-row>
        <table:table-row table:style-name="ro2">
          <table:table-cell office:value-type="string" calcext:value-type="string">
            <text:p>Phylog_lvlrelated <text:s text:c="6"/></text:p>
          </table:table-cell>
          <table:table-cell office:value-type="float" office:value="-0.8569" calcext:value-type="float">
            <text:p>-0.8569</text:p>
          </table:table-cell>
          <table:table-cell office:value-type="float" office:value="0.4892" calcext:value-type="float">
            <text:p>0.4892</text:p>
          </table:table-cell>
          <table:table-cell office:value-type="float" office:value="1.752" calcext:value-type="float">
            <text:p>1.752</text:p>
          </table:table-cell>
          <table:table-cell office:value-type="string" calcext:value-type="string">
            <text:p><text:s/>0.07981 . <text:s/></text:p>
          </table:table-cell>
        </table:table-row>
        <table:table-row table:style-name="ro2">
          <table:table-cell office:value-type="string" calcext:value-type="string">
            <text:p>FamilyGr:LnExonLength <text:s text:c="2"/></text:p>
          </table:table-cell>
          <table:table-cell office:value-type="float" office:value="-3.3293" calcext:value-type="float">
            <text:p>-3.3293</text:p>
          </table:table-cell>
          <table:table-cell office:value-type="float" office:value="1.5487" calcext:value-type="float">
            <text:p>1.54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<text:s/>0.03157 * <text:s/></text:p>
          </table:table-cell>
        </table:table-row>
        <table:table-row table:style-name="ro2">
          <table:table-cell office:value-type="string" calcext:value-type="string">
            <text:p>FamilyOr:LnExonLength <text:s text:c="2"/></text:p>
          </table:table-cell>
          <table:table-cell office:value-type="float" office:value="0.5146" calcext:value-type="float">
            <text:p>0.5146</text:p>
          </table:table-cell>
          <table:table-cell office:value-type="float" office:value="1.0362" calcext:value-type="float">
            <text:p>1.0362</text:p>
          </table:table-cell>
          <table:table-cell office:value-type="float" office:value="0.497" calcext:value-type="float">
            <text:p>0.497</text:p>
          </table:table-cell>
          <table:table-cell office:value-type="float" office:value="0.61944" calcext:value-type="float">
            <text:p>0.61944</text:p>
          </table:table-cell>
        </table:table-row>
        <table:table-row table:style-name="ro2">
          <table:table-cell office:value-type="string" calcext:value-type="string">
            <text:p>FamilyP450:LnExonLength </text:p>
          </table:table-cell>
          <table:table-cell office:value-type="float" office:value="-3.8421" calcext:value-type="float">
            <text:p>-3.8421</text:p>
          </table:table-cell>
          <table:table-cell office:value-type="float" office:value="1.4818" calcext:value-type="float">
            <text:p>1.4818</text:p>
          </table:table-cell>
          <table:table-cell office:value-type="float" office:value="2.593" calcext:value-type="float">
            <text:p>2.593</text:p>
          </table:table-cell>
          <table:table-cell office:value-type="string" calcext:value-type="string">
            <text:p><text:s/>0.00952 ** </text:p>
          </table:table-cell>
        </table:table-row>
        <table:table-row table:style-name="ro2">
          <table:table-cell office:value-type="string" calcext:value-type="string">
            <text:p>trimmedYes <text:s text:c="13"/></text:p>
          </table:table-cell>
          <table:table-cell office:value-type="float" office:value="0.2956" calcext:value-type="float">
            <text:p>0.2956</text:p>
          </table:table-cell>
          <table:table-cell office:value-type="float" office:value="0.2803" calcext:value-type="float">
            <text:p>0.2803</text:p>
          </table:table-cell>
          <table:table-cell office:value-type="float" office:value="1.054" calcext:value-type="float">
            <text:p>1.054</text:p>
          </table:table-cell>
          <table:table-cell office:value-type="float" office:value="0.29169" calcext:value-type="float">
            <text:p>0.29169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3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 style:data-style-name="N2" text:time-value="0000-00-00T00:00:02.056700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</meta:initial-creator>
    <meta:creation-date>2014-02-19T15:23:31.439313578</meta:creation-date>
    <meta:generator>LibreOffice/4.1.3.2$Linux_X86_64 LibreOffice_project/410m0$Build-2</meta:generator>
    <dc:date>2014-02-19T16:48:17.855959439</dc:date>
    <dc:creator>ludovic </dc:creator>
    <meta:editing-duration>PT55M34S</meta:editing-duration>
    <meta:editing-cycles>7</meta:editing-cycles>
    <meta:document-statistic meta:table-count="1" meta:cell-count="60" meta:object-count="0"/>
  </office:meta>
</office:document-meta>
</file>